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_20__28_var_29_"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draw:stroke-dash="Fine_20_Dashed_20__28_var_29_" svg:stroke-width="0.051cm" svg:stroke-color="#000000" draw:marker-start-width="0.277cm" draw:marker-end-width="0.277cm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Fine_20_Dashed_20__28_var_29_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Dashed_20__28_var_29_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draw:stroke-dash="Dashed_20__28_var_29_" svg:stroke-width="0.051cm" svg:stroke-color="#000000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11" style:family="graphic" style:parent-style-name="standard">
      <style:graphic-properties draw:stroke="solid" draw:stroke-dash="Dashed_20__28_var_29_" svg:stroke-width="0.051cm" draw:marker-start="Arrow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54cm" svg:height="1.27cm" svg:x="3.549cm" svg:y="2.026cm">
          <text:p text:style-name="P1"><text:span text:style-name="T1">flags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27cm" svg:x="6.089cm" svg:y="2.026cm">
          <text:p text:style-name="P1"><text:span text:style-name="T1">interval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27cm" svg:x="8.629cm" svg:y="2.026cm">
          <text:p text:style-name="P1"><text:span text:style-name="T1">entry count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polyline draw:style-name="gr2" draw:text-style-name="P1" draw:layer="layout" svg:width="0.193cm" svg:height="14.471cm" draw:transform="rotate (-1.5707963267949) translate (18.021cm 1.52399999999679cm)" svg:viewBox="0 0 194 14472" draw:points="194,14472 0,14472 0,0 194,0">
          <text:p/>
        </draw:polyline>
        <draw:frame draw:style-name="gr3" draw:text-style-name="P1" draw:layer="layout" svg:width="8.255cm" svg:height="0.962cm" svg:x="6.648cm" svg:y="0.621cm">
          <draw:text-box>
            <text:p text:style-name="P1">GeoTracking Block</text:p>
          </draw:text-box>
        </draw:frame>
        <draw:custom-shape draw:style-name="gr4" draw:text-style-name="P2" draw:layer="layout" svg:width="1.905cm" svg:height="1.27cm" svg:x="1.644cm" svg:y="2.026cm">
          <text:p text:style-name="P1"><text:span text:style-name="T1">length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7cm" svg:height="1.27cm" svg:x="0.374cm" svg:y="2.026cm">
          <text:p text:style-name="P1"><text:span text:style-name="T1">type</text:span></text:p>
          <text:p text:style-name="P1"><text:span text:style-name="T1">(byte)</text:span></text:p>
          <draw:enhanced-geometry svg:viewBox="0 0 21600 21600" draw:type="rectangle" draw:enhanced-path="M 0 0 L 21600 0 21600 21600 0 21600 0 0 Z N"/>
        </draw:custom-shape>
        <draw:frame draw:style-name="gr5" draw:layer="layout" svg:width="4.445cm" svg:height="1.673cm" svg:x="-0.261cm" svg:y="4.022cm">
          <draw:text-box>
            <text:p text:style-name="P1">Block Header (RFC5050)</text:p>
          </draw:text-box>
        </draw:frame>
        <draw:frame draw:style-name="gr5" draw:layer="layout" svg:width="5.977cm" svg:height="0.962cm" svg:x="11.803cm" svg:y="3.864cm">
          <draw:text-box>
            <text:p text:style-name="P1">TrackingEntry List</text:p>
          </draw:text-box>
        </draw:frame>
        <draw:polyline draw:style-name="gr2" draw:text-style-name="P1" draw:layer="layout" svg:width="0.205cm" svg:height="6.245cm" draw:transform="rotate (-1.5707963267949) translate (18.05cm 3.60399999999818cm)" svg:viewBox="0 0 206 6246" draw:points="0,6246 206,6246 206,0 0,0">
          <text:p/>
        </draw:polyline>
        <draw:polyline draw:style-name="gr2" draw:text-style-name="P1" draw:layer="layout" svg:width="0.458cm" svg:height="3.174cm" draw:transform="rotate (1.5707963267949) translate (0.374cm 4.06400000000545cm)" svg:viewBox="0 0 459 3175" draw:points="459,3175 0,3175 0,0 459,0">
          <text:p/>
        </draw:polyline>
        <draw:custom-shape draw:style-name="gr6" draw:text-style-name="P2" draw:layer="layout" svg:width="2.54cm" svg:height="1.27cm" svg:x="7.706cm" svg:y="7.747cm">
          <text:p text:style-name="P1"><text:span text:style-name="T1">entry type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54cm" svg:height="1.27cm" svg:x="10.246cm" svg:y="7.747cm">
          <text:p text:style-name="P1"><text:span text:style-name="T1">timestamp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613cm" svg:height="1.27cm" svg:x="12.786cm" svg:y="7.747cm">
          <text:p text:style-name="P1"><text:span text:style-name="T1">endopoint ID</text:span></text:p>
          <text:p text:style-name="P1"><text:span text:style-name="T1">(DTN string)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255cm" svg:height="0.806cm" svg:x="9.611cm" svg:y="7.058cm">
          <draw:text-box>
            <text:p text:style-name="P1"><text:span text:style-name="T2">entry type = 1 (HOPDATA)</text:span></text:p>
          </draw:text-box>
        </draw:frame>
        <draw:frame draw:style-name="gr3" draw:text-style-name="P1" draw:layer="layout" svg:width="8.255cm" svg:height="0.962cm" svg:x="10.414cm" svg:y="6.096cm">
          <draw:text-box>
            <text:p text:style-name="P1">TrackingEntry</text:p>
          </draw:text-box>
        </draw:frame>
        <draw:custom-shape draw:style-name="gr6" draw:text-style-name="P2" draw:layer="layout" svg:width="2.54cm" svg:height="1.27cm" svg:x="7.706cm" svg:y="10.287cm">
          <text:p text:style-name="P1"><text:span text:style-name="T1">entry type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54cm" svg:height="1.27cm" svg:x="10.246cm" svg:y="10.287cm">
          <text:p text:style-name="P1"><text:span text:style-name="T1">timestamp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168cm" svg:height="1.27cm" svg:x="12.786cm" svg:y="10.287cm">
          <text:p text:style-name="P1"><text:span text:style-name="T1">latitude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255cm" svg:height="0.806cm" svg:x="9.652cm" svg:y="9.652cm">
          <draw:text-box>
            <text:p text:style-name="P1"><text:span text:style-name="T2">entry type = 2 (GEODATA)</text:span></text:p>
          </draw:text-box>
        </draw:frame>
        <draw:custom-shape draw:style-name="gr6" draw:text-style-name="P2" draw:layer="layout" svg:width="2.168cm" svg:height="1.27cm" svg:x="14.954cm" svg:y="10.287cm">
          <text:p text:style-name="P1"><text:span text:style-name="T1">longitude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1" draw:id="id1" draw:layer="layout" svg:width="1.27cm" svg:height="1.27cm" svg:x="4.817cm" svg:y="4.5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5" draw:id="id5" draw:layer="layout" svg:width="1.27cm" svg:height="1.27cm" svg:x="7.357cm" svg:y="4.5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3" draw:id="id3" draw:layer="layout" svg:width="1.27cm" svg:height="1.27cm" svg:x="6.087cm" svg:y="4.564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3.548cm" svg:y1="3.295cm" svg:x2="4.817cm" svg:y2="4.564cm">
          <text:p/>
        </draw:line>
        <draw:line draw:style-name="gr9" draw:text-style-name="P1" draw:layer="layout" svg:x1="6.089cm" svg:y1="3.296cm" svg:x2="8.627cm" svg:y2="4.564cm">
          <text:p/>
        </draw:line>
        <draw:frame draw:style-name="gr10" draw:text-style-name="P5" xml:id="id2" draw:id="id2" draw:layer="layout" svg:width="5.08cm" svg:height="0.775cm" draw:transform="rotate (0.830253125173702) translate (1.453cm 10.219cm)">
          <draw:text-box>
            <text:p text:style-name="P4"><text:span text:style-name="T1">TRACK_HOPS</text:span></text:p>
          </draw:text-box>
        </draw:frame>
        <draw:frame draw:style-name="gr10" draw:text-style-name="P5" xml:id="id4" draw:id="id4" draw:layer="layout" svg:width="5.08cm" svg:height="0.775cm" draw:transform="rotate (0.830253125173702) translate (2.794cm 10.153cm)">
          <draw:text-box>
            <text:p text:style-name="P4"><text:span text:style-name="T1">TRACK_GEO</text:span></text:p>
          </draw:text-box>
        </draw:frame>
        <draw:frame draw:style-name="gr10" draw:text-style-name="P5" xml:id="id6" draw:id="id6" draw:layer="layout" svg:width="5.08cm" svg:height="0.775cm" draw:transform="rotate (0.830253125173702) translate (3.993cm 10.1cm)">
          <draw:text-box>
            <text:p text:style-name="P4"><text:span text:style-name="T1">TRACK_TIMESTAMP</text:span></text:p>
          </draw:text-box>
        </draw:frame>
        <draw:connector draw:style-name="gr11" draw:text-style-name="P1" draw:layer="layout" draw:type="line" svg:x1="5.452cm" svg:y1="5.834cm" svg:x2="5.166cm" svg:y2="6.731cm" draw:start-shape="id1" draw:start-glue-point="2" draw:end-shape="id2" svg:d="m5452 5834-286 897">
          <text:p/>
        </draw:connector>
        <draw:connector draw:style-name="gr11" draw:text-style-name="P1" draw:layer="layout" draw:type="line" svg:x1="6.722cm" svg:y1="5.834cm" svg:x2="6.507cm" svg:y2="6.665cm" draw:start-shape="id3" draw:start-glue-point="2" draw:end-shape="id4" svg:d="m6722 5834-215 831">
          <text:p/>
        </draw:connector>
        <draw:connector draw:style-name="gr11" draw:text-style-name="P1" draw:layer="layout" draw:type="line" svg:x1="7.992cm" svg:y1="5.834cm" svg:x2="7.706cm" svg:y2="6.612cm" draw:start-shape="id5" draw:start-glue-point="2" draw:end-shape="id6" draw:end-glue-point="1" svg:d="m7992 5834-286 778">
          <text:p/>
        </draw:connector>
        <draw:custom-shape draw:style-name="gr6" draw:text-style-name="P2" draw:layer="layout" svg:width="2.166cm" svg:height="1.27cm" svg:x="11.804cm" svg:y="2.026cm">
          <text:p text:style-name="P1"><text:span text:style-name="T1">Tracking</text:span></text:p>
          <text:p text:style-name="P1"><text:span text:style-name="T1">Entry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903cm" svg:height="1.27cm" svg:x="13.97cm" svg:y="2.025cm">
          <text:p text:style-name="P1">. . .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166cm" svg:height="1.27cm" svg:x="15.873cm" svg:y="2.025cm">
          <text:p text:style-name="P1"><text:span text:style-name="T1">Tracking</text:span></text:p>
          <text:p text:style-name="P1"><text:span text:style-name="T1">Entr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32cm" fo:page-height="13.9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389cm" svg:x="1cm" svg:y="2.726cm" draw:page-number="1"/>
      <draw:page-thumbnail draw:layer="backgroundobjects" svg:width="9.294cm" svg:height="6.389cm" svg:x="1cm" svg:y="10.774cm"/>
      <draw:page-thumbnail draw:layer="backgroundobjects" svg:width="9.294cm" svg:height="6.389cm" svg:x="1cm" svg:y="18.822cm"/>
      <draw:page-thumbnail draw:layer="backgroundobjects" svg:width="9.294cm" svg:height="6.389cm" svg:x="11.295cm" svg:y="2.726cm"/>
      <draw:page-thumbnail draw:layer="backgroundobjects" svg:width="9.294cm" svg:height="6.389cm" svg:x="11.295cm" svg:y="10.774cm"/>
      <draw:page-thumbnail draw:layer="backgroundobjects" svg:width="9.294cm" svg:height="6.389cm" svg:x="11.295cm" svg:y="18.822cm"/>
    </style:handout-master>
    <style:master-page style:name="Default" style:page-layout-name="PM1" draw:style-name="Mdp1">
      <draw:frame presentation:style-name="Default-title" draw:layer="backgroundobjects" svg:width="18.287cm" svg:height="2.332cm" svg:x="1.015cm" svg:y="0.556cm" presentation:class="title" presentation:placeholder="true">
        <draw:text-box/>
      </draw:frame>
      <draw:frame presentation:style-name="Default-outline1" draw:layer="backgroundobjects" svg:width="18.287cm" svg:height="8.102cm" svg:x="1.015cm" svg:y="3.268cm" presentation:class="outline" presentation:placeholder="true">
        <draw:text-box/>
      </draw:frame>
      <draw:frame presentation:style-name="Mpr1" draw:text-style-name="MP1" draw:layer="backgroundobjects" svg:width="4.733cm" svg:height="0.963cm" svg:x="1.015cm" svg:y="12.7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441cm" svg:height="0.963cm" svg:x="6.948cm" svg:y="12.72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733cm" svg:height="0.963cm" svg:x="14.568cm" svg:y="12.72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enton Walker</meta:initial-creator>
    <meta:creation-date>2014-05-09T16:01:48</meta:creation-date>
    <meta:editing-duration>PT49M4S</meta:editing-duration>
    <meta:editing-cycles>9</meta:editing-cycles>
    <meta:generator>LibreOffice/3.5$Linux_X86_64 LibreOffice_project/350m1$Build-2</meta:generator>
    <dc:date>2014-05-18T08:29:23</dc:date>
    <meta:document-statistic meta:object-count="58"/>
  </office:meta>
</office:document-meta>
</file>